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writing-mode="rl-tb"/>
      <style:text-properties officeooo:rsid="012619d1" officeooo:paragraph-rsid="012619d1"/>
    </style:style>
    <style:style style:name="P2" style:family="paragraph" style:parent-style-name="Text_20_body">
      <style:paragraph-properties fo:text-align="justify" style:justify-single-word="false" style:writing-mode="rl-tb"/>
      <style:text-properties officeooo:rsid="0129ae27" officeooo:paragraph-rsid="0129ae27"/>
    </style:style>
    <style:style style:name="P3" style:family="paragraph" style:parent-style-name="Text_20_body">
      <style:paragraph-properties fo:text-align="justify" style:justify-single-word="false" style:writing-mode="rl-tb"/>
      <style:text-properties officeooo:rsid="012b2401" officeooo:paragraph-rsid="012b2401"/>
    </style:style>
    <style:style style:name="P4" style:family="paragraph" style:parent-style-name="Text_20_body">
      <style:paragraph-properties fo:text-align="justify" style:justify-single-word="false" style:writing-mode="rl-tb"/>
      <style:text-properties officeooo:rsid="012b2401" officeooo:paragraph-rsid="012ceab2"/>
    </style:style>
    <style:style style:name="P5" style:family="paragraph" style:parent-style-name="Text_20_body">
      <style:paragraph-properties fo:text-align="justify" style:justify-single-word="false" style:writing-mode="rl-tb"/>
      <style:text-properties officeooo:rsid="012e59f7" officeooo:paragraph-rsid="012e59f7"/>
    </style:style>
    <style:style style:name="P6" style:family="paragraph" style:parent-style-name="Text_20_body">
      <style:paragraph-properties fo:text-align="justify" style:justify-single-word="false" style:writing-mode="rl-tb"/>
      <style:text-properties officeooo:rsid="012f8797" officeooo:paragraph-rsid="012f8797"/>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Heading_20_3">
      <style:paragraph-properties fo:text-align="start" style:justify-single-word="false" style:writing-mode="lr-tb"/>
      <style:text-properties officeooo:paragraph-rsid="00f6d03b"/>
    </style:style>
    <style:style style:name="P9" style:family="paragraph" style:parent-style-name="Text_20_body" style:list-style-name="L1">
      <style:paragraph-properties fo:text-align="justify" style:justify-single-word="false" style:writing-mode="rl-tb"/>
      <style:text-properties officeooo:rsid="012e59f7" officeooo:paragraph-rsid="012e59f7"/>
    </style:style>
    <style:style style:name="P10" style:family="paragraph" style:parent-style-name="Text_20_body" style:list-style-name="L2">
      <style:paragraph-properties fo:text-align="justify" style:justify-single-word="false" style:writing-mode="rl-tb"/>
      <style:text-properties officeooo:rsid="012e59f7" officeooo:paragraph-rsid="012e59f7"/>
    </style:style>
    <style:style style:name="P11" style:family="paragraph" style:parent-style-name="Text_20_body">
      <style:paragraph-properties fo:text-align="justify" style:justify-single-word="false" style:writing-mode="rl-tb"/>
      <style:text-properties officeooo:rsid="012f8797" officeooo:paragraph-rsid="012f8797"/>
    </style:style>
    <style:style style:name="T1" style:family="text">
      <style:text-properties fo:color="#808000"/>
    </style:style>
    <style:style style:name="T2" style:family="text">
      <style:text-properties fo:color="#808000" officeooo:rsid="012ceab2"/>
    </style:style>
    <style:style style:name="T3" style:family="text">
      <style:text-properties fo:color="#c0c0c0"/>
    </style:style>
    <style:style style:name="T4" style:family="text">
      <style:text-properties fo:color="#c0c0c0" officeooo:rsid="012ceab2"/>
    </style:style>
    <style:style style:name="T5" style:family="text">
      <style:text-properties fo:color="#00677c"/>
    </style:style>
    <style:style style:name="T6" style:family="text">
      <style:text-properties fo:color="#00677c" fo:font-weight="bold"/>
    </style:style>
    <style:style style:name="T7" style:family="text">
      <style:text-properties fo:color="#800080"/>
    </style:style>
    <style:style style:name="T8" style:family="text">
      <style:text-properties fo:color="#800080" officeooo:rsid="012ceab2"/>
    </style:style>
    <style:style style:name="T9" style:family="text">
      <style:text-properties officeooo:rsid="012b2401"/>
    </style:style>
    <style:style style:name="T10" style:family="text">
      <style:text-properties officeooo:rsid="012ceab2"/>
    </style:style>
    <style:style style:name="T11" style:family="text">
      <style:text-properties fo:color="#092e64"/>
    </style:style>
    <style:style style:name="T12" style:family="text">
      <style:text-properties fo:color="#008000"/>
    </style:style>
    <style:style style:name="T13" style:family="text">
      <style:text-properties officeooo:rsid="0130e0d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text:bookmark-start text:name="__RefHeading___Toc121_3742954592"/>Item 17: Store new ed objects in smart pointers in standalone statements.<text:bookmark-end text:name="__RefHeading___Toc121_3742954592"/></text:h>
      <text:p text:style-name="P1">فرض کنید که ما یک تابع <text:span text:style-name="T13">به منظورتشخیص</text:span> ا<text:span text:style-name="T13">و</text:span>لویت پردازش <text:span text:style-name="T13">داریم</text:span> و یک تابع دوم <text:span text:style-name="T13">نیز داریم</text:span> که برای پردازش بر روی یک سری Widget که به صورت داینامیک هستند <text:span text:style-name="T13">نوشته شده است</text:span>:</text:p>
      <text:p text:style-name="codesection"><text:span text:style-name="T1">int</text:span><text:span text:style-name="T3"> </text:span><text:span text:style-name="T6">priority</text:span>();</text:p>
      <text:p text:style-name="codesection"><text:span text:style-name="T1">void</text:span><text:span text:style-name="T3"> </text:span><text:span text:style-name="T6">processWidget</text:span>(<text:span text:style-name="T7">std</text:span>::<text:span text:style-name="T7">shared_ptr</text:span>&lt;Widget&gt;<text:span text:style-name="T3"> </text:span>pw,<text:span text:style-name="T3"> </text:span><text:span text:style-name="T1">int</text:span><text:span text:style-name="T3"> </text:span>priority);</text:p>
      <text:p text:style-name="P2">استفاده از شیء برای مدیریت منابع یک انتخاب عقلانی است(آیتم ۱۳)، همانطور که می‌بینید که PrcoessWidget از اشاره‌گر هوشمند(در اینجا shared_ptr) برای مدیریت داینامیک Widget در پردازش<text:span text:style-name="T9">ش</text:span> استفاده کرده است.</text:p>
      <text:p text:style-name="P2">فرض کنید یک فراخوانی به صورت زیر به processesWidget داشته باشیم.</text:p>
      <text:p text:style-name="codesection"><text:span text:style-name="T5">processWidget</text:span>(<text:span text:style-name="T1">new</text:span><text:span text:style-name="T3"> </text:span>Widget,<text:span text:style-name="T5">priority</text:span>());<text:span text:style-name="T3"> </text:span></text:p>
      <text:p text:style-name="P2">صبر کنید، این را یک فراخوانی به حساب نیاورید. این کد کامپایل نخواهد شد. سازنده کلاس <text:s/>shared_ptr <text:span text:style-name="T13">نمی‌تواند</text:span> یک اشاره‌گر خام صریح به عنوان ورودی <text:span text:style-name="T13">بگیرد</text:span>، <text:span text:style-name="T13">و</text:span> هیچ تبدیل غیر صریحی از اشاره‌گر خام با عبارت "new Widget” <text:s/>وجود ندارد که بتوانیم به shared_ptr بدهیم. <text:span text:style-name="T13">در هر صورت می‌توانیم کد را به صورت زیر بنویسیم و این کد کامپایل خواهد شد:</text:span></text:p>
      <text:p text:style-name="codesection"><text:span text:style-name="T5">processWidget</text:span>(<text:span text:style-name="T7">std</text:span>::<text:span text:style-name="T7">shared_ptr</text:span>&lt;Widget&gt;(<text:span text:style-name="T1">new</text:span><text:span text:style-name="T3"> </text:span>Widget),<text:span text:style-name="T5">priority</text:span>());<text:span text:style-name="T3"> </text:span></text:p>
      <text:p text:style-name="P3">ممکن است تعجب کنید اگر بفهمید با وجود استفاده از شیء برای مدیریت منابع، این فراخوانی ممکن است نشت منبع داشته باشد. </text:p>
      <text:p text:style-name="P4">قبل از این که کامپایلر بتواند یک فراخوانی به process<text:span text:style-name="T10">Widget داشته باشد، باید آرگومان‌هایی که به عنوان پارامتر به تابع فرستاده می‌شوند را ارزیابی کند. آرگومان دوم یک فراخوانی به اولویت تابع می‌باشد و مشکلی با آن نداریم، اما آرگومان اول یعنی </text:span><text:span text:style-name="T8">std</text:span><text:span text:style-name="T10">::</text:span><text:span text:style-name="T8">shared_ptr</text:span><text:span text:style-name="T10">&lt;Widget&gt;(</text:span><text:span text:style-name="T2">new</text:span><text:span text:style-name="T4"> </text:span><text:span text:style-name="T10">Widget) از دو قسمت تشکیل شده است.</text:span></text:p>
      <text:list xml:id="list2934425980" text:style-name="L1">
        <text:list-item>
          <text:p text:style-name="P9">اجرای عبارت new Widget</text:p>
        </text:list-item>
        <text:list-item>
          <text:p text:style-name="P9">فراخوانی سازنده کلاس shared_ptr</text:p>
        </text:list-item>
      </text:list>
      <text:p text:style-name="P5">کامپایلر ++C به ما یک تضمین در مورد آزادی عمل وسیع، در مورد مشخص کردن ترتیب پارامتر‌های ورودی میدهد.(این خیلی متفاوت از زبان‌هایی مثل #C و Java هست که پارامتر‌های توابع همیشه باید در یک ترتیب خاصی ارزیابی شوند.) عبارت new Widget باید قبل از سازنده‌ی shared_ptr اجرا شود، چرا که نتیجه‌ی عبارت هست که به عنوان ورودی سازنده‌ی کلاس shared_ptr مورد استفاده قرار میگیرد، اما فراخوانی به <text:span text:style-name="T13">تابع priority</text:span> می‌تواند اول، دوم، و یا سوم باشد. اگر کامپایلر انتخاب کند که <text:soft-page-break/>انتخاب تابع priority دوم باشد( <text:span text:style-name="T13">شاید کامپایلر </text:span>به خاطر این که بتو<text:span text:style-name="T13">اند</text:span> یک کد بهتر تولید کن<text:span text:style-name="T13">د این کار را انجام دهد</text:span>)، <text:span text:style-name="T13">در این صورت مراحل اجرای کد به صورت زیر درخواهد آمد.</text:span></text:p>
      <text:list xml:id="list837723922" text:style-name="L2">
        <text:list-item>
          <text:p text:style-name="P10">اجرای new Widget</text:p>
        </text:list-item>
        <text:list-item>
          <text:p text:style-name="P10">فراخوانی تابع priority</text:p>
        </text:list-item>
        <text:list-item>
          <text:p text:style-name="P10">فراخوانی سازنده کلاس shared_ptr</text:p>
        </text:list-item>
      </text:list>
      <text:p text:style-name="P5">حال فرض کنید که ما در هنگام فراخوانی تابع priority به یک exception برخورد کنیم. در این مورد، اشاره‌گری که از new Widget برگشت داده شده، از دست خواهد رفت، چرا که کد نتوانسته آن را در shared_ptr ذخیره کند، و shared_ptr همان چیزی بود که برای جلوگیری از نشت منبع ما می‌خواستیم از آن استفاده کنیم. بنابراین در هنگام فراخوانی تابع processWidget ما می‌توانیم نشت حافظه داشته باشیم، و این مورد به خاطر وجود exception فی ما بین ساختن یک <text:s text:c="21"/>منبع (new Widget) و تحویل دادن منبع به یک کلاس مدیریت منبع رخ داده است.</text:p>
      <text:p text:style-name="P6">راهی که برای جلوگیری از چنین مسایلی وجود دارد، خیلی ساده است: استفاده از یک عبارت جدا برای ساختن Widget و ذخیره‌ی آن در یک اشاره‌گر هوشمند، سپس پاس دادن اشاره‌گر هوشمند به تابع processWidget : </text:p>
      <text:p text:style-name="codesection"><text:span text:style-name="T3"><text:s text:c="4"/></text:span><text:span text:style-name="T7">shared_ptr</text:span>&lt;Widget&gt;<text:span text:style-name="T3"> </text:span><text:span text:style-name="T11">pw</text:span>(<text:span text:style-name="T1">new</text:span><text:span text:style-name="T3"> </text:span>Widget);<text:span text:style-name="T3"> <text:s text:c="3"/></text:span><text:span text:style-name="T12">//store</text:span><text:span text:style-name="T3"> </text:span><text:span text:style-name="T12">newed</text:span><text:span text:style-name="T3"> </text:span><text:span text:style-name="T12">object</text:span><text:span text:style-name="T3"> </text:span><text:span text:style-name="T12">in</text:span><text:span text:style-name="T3"> </text:span><text:span text:style-name="T12">a</text:span><text:span text:style-name="T3"> </text:span><text:span text:style-name="T12">smart</text:span></text:p>
      <text:p text:style-name="codesection"><text:span text:style-name="T3"><text:s text:c="68"/></text:span><text:span text:style-name="T12">//pointer</text:span><text:span text:style-name="T3"> </text:span><text:span text:style-name="T12">in</text:span><text:span text:style-name="T3"> </text:span><text:span text:style-name="T12">a</text:span><text:span text:style-name="T3"> </text:span><text:span text:style-name="T12">standalone</text:span><text:span text:style-name="T3"> </text:span><text:span text:style-name="T12">statement</text:span></text:p>
      <text:p text:style-name="codesection"><text:s text:c="4"/></text:p>
      <text:p text:style-name="codesection"><text:span text:style-name="T3"><text:s text:c="4"/></text:span><text:span text:style-name="T5">processWidget</text:span>(<text:span text:style-name="T11">pw</text:span>,<text:span text:style-name="T5">priority</text:span>());<text:span text:style-name="T3"> <text:s text:c="9"/></text:span><text:span text:style-name="T12">//this</text:span><text:span text:style-name="T3"> </text:span><text:span text:style-name="T12">call</text:span><text:span text:style-name="T3"> </text:span><text:span text:style-name="T12">won't</text:span><text:span text:style-name="T3"> </text:span><text:span text:style-name="T12">leak</text:span></text:p>
      <text:p text:style-name="P6">این کد بدون مشکل کار می‌کند چون کامپایلر نمی‌تواند ترتیب اجرای عبارت‌های جدا از هم را به هم بزند. در این کد عبارت new Widget و فراخوانی به shared_ptr در یک عبارت جداگانه قرار دارند و تابع priority در یک عبارت جدا، بنابراین کامپایلر اجازه ندارد که قبل از اجرای آن دو که در عبارت قبلی قرار دارند، تابع priority را صدا بز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30:17.194896003</dc:date>
    <meta:editing-duration>PT13H15M42S</meta:editing-duration>
    <meta:editing-cycles>99</meta:editing-cycles>
    <meta:generator>LibreOffice/6.0.2.1$Linux_X86_64 LibreOffice_project/00m0$Build-1</meta:generator>
    <meta:document-statistic meta:table-count="0" meta:image-count="0" meta:object-count="0" meta:page-count="2" meta:paragraph-count="24" meta:word-count="582" meta:character-count="3411" meta:non-whitespace-character-count="2738"/>
  </office:meta>
</office:document-meta>
</file>